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50.71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ka</text:p>
          </table:table-cell>
          <table:table-cell office:value-type="string">
            <text:p>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ka</text:p>
          </table:table-cell>
          <table:table-cell office:value-type="string">
            <text:p>არ 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ka</text:p>
          </table:table-cell>
          <table:table-cell office:value-type="string">
            <text:p>იწყ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ka</text:p>
          </table:table-cell>
          <table:table-cell office:value-type="string">
            <text:p>მთავრდ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ka</text:p>
          </table:table-cell>
          <table:table-cell office:value-type="string">
            <text:p>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ka</text:p>
          </table:table-cell>
          <table:table-cell office:value-type="string">
            <text:p>არ 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ka</text:p>
          </table:table-cell>
          <table:table-cell office:value-type="string">
            <text:p>იწყ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ka</text:p>
          </table:table-cell>
          <table:table-cell office:value-type="string">
            <text:p>მთავრდ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ka</text:p>
          </table:table-cell>
          <table:table-cell office:value-type="string">
            <text:p>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ka</text:p>
          </table:table-cell>
          <table:table-cell office:value-type="string">
            <text:p>არ 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ka</text:p>
          </table:table-cell>
          <table:table-cell office:value-type="string">
            <text:p>იწყ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ka</text:p>
          </table:table-cell>
          <table:table-cell office:value-type="string">
            <text:p>მთავრდ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ka</text:p>
          </table:table-cell>
          <table:table-cell office:value-type="string">
            <text:p>~შენიშვნის ჩამატ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ka</text:p>
          </table:table-cell>
          <table:table-cell office:value-type="string">
            <text:p>~ბუნებრივი სორტირების ჩართვა</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ka</text:p>
          </table:table-cell>
          <table:table-cell office:value-type="string">
            <text:p>~გრაფიკის შენახვა...</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ka</text:p>
          </table:table-cell>
          <table:table-cell office:value-type="string">
            <text:p>\&lt;bookmark_value\&gt;სორტირება; მონაცემთა ბაზის რანგის პარამეტრები\&lt;/bookmark_value\&gt;\&lt;bookmark_value\&gt;სორტირება;აზიური ენები\&lt;/bookmark_value\&gt;\&lt;bookmark_value\&gt;აზიური ენები;სორტირება\&lt;/bookmark_value\&gt;\&lt;bookmark_value\&gt;სატელეფონო წიგნის სორტირების წესები\&lt;/bookmark_value\&gt;\&lt;bookmark_value\&gt;ბუნებრივი სორტირების ალგორითმი\&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ka</text:p>
          </table:table-cell>
          <table:table-cell office:value-type="string">
            <text:p>ბუნებრივი სორტირების ჩართვა</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ka</text:p>
          </table:table-cell>
          <table:table-cell office:value-type="string">
            <text:p>\&lt;ahelp hid=\"SC:CHECKBOX:RID_SCPAGE_SORT_OPTIONS:BTN_NATURALSORT\"\&gt;ბუნებრივი სორტირება ხდება ალგორითმით, რომელიც რომელიც ტექსტურ პრეფიქსიანი რიცხვების სორტირებას აწარმოებს თითოეულ სორტირებულ რიცხვში რიცხვითი ელემენტის მნიშვნელობის მიხედვით, ნაცვლად ჩვეულებრივი სტრიქონების სორტირების ტრადიციული წესისა.\&lt;/ahelp\&gt; მაგალითად, დავუშვათ გაქვთ მნიშვნელობათა სერია A1, A2, A3, A4, A5, A6, ..., A19, A20, A21. ამ მნიშვნელობების უჯრათა რანგში ჩასმისას და სორტირებისას იგი გარდაიქმნება შემდეგნაირად, A1, A11, A12, A13, ..., A19, A2, A20, A21, A3, A4, A5, ..., A9. მათთვის, ვინც სორტიერების შიდა მექანიზმს ხვდება, ეს წესი სავსებით მისაღებია, მაშინ როცა უმრავლესობისთვის სრულიად უცნაური, თუ მიუღებელი არა. ბუნებრივი სორტირების ჩართვისას, ზემოთ მოყვანილი მნიშვნელობები "მართებულად" დალაგდება, რაც ზოგადად აუმჯობესებს და მოსახერხებელს ხდის სორტირებას.</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ka</text:p>
          </table:table-cell>
          <table:table-cell office:value-type="string">
            <text:p>დამხმარე ხელსაწყო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ka</text:p>
          </table:table-cell>
          <table:table-cell office:value-type="string">
            <text:p>%PRODUCTNAME სასარგებლო დამხმარე ხელსაწყოები გალერეის, თარგების, სანიმუშო დოკუმენტებისა და სხვადასხვა შრიფტების ჩათვლით.</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ka</text:p>
          </table:table-cell>
          <table:table-cell office:value-type="string">
            <text:p>გალერე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ka</text:p>
          </table:table-cell>
          <table:table-cell office:value-type="string">
            <text:p>%PRODUCTNAME გალერეა სხვადასხვა თემებში 2900 ელემენტზე მეტს შეიცავს.</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ka</text:p>
          </table:table-cell>
          <table:table-cell office:value-type="string">
            <text:p>თარგ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ka</text:p>
          </table:table-cell>
          <table:table-cell office:value-type="string">
            <text:p>შექმენით სრულყოფილი დოკუმენტები წამებში თარგების გამოყენებით.</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ka</text:p>
          </table:table-cell>
          <table:table-cell office:value-type="string">
            <text:p>დოკუმენტების ნიმუშ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ka</text:p>
          </table:table-cell>
          <table:table-cell office:value-type="string">
            <text:p>დოკუმენტების ნიმუშები სასწავლად გამოგადგებათ.</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ka</text:p>
          </table:table-cell>
          <table:table-cell office:value-type="string">
            <text:p>დოკუმენტაცი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ka</text:p>
          </table:table-cell>
          <table:table-cell office:value-type="string">
            <text:p>%PRODUCTNAME დოკუმენტაცი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ka</text:p>
          </table:table-cell>
          <table:table-cell office:value-type="string">
            <text:p>რეკლამ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ka</text:p>
          </table:table-cell>
          <table:table-cell office:value-type="string">
            <text:p>%PRODUCTNAME სარეკლამო მასალ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ka</text:p>
          </table:table-cell>
          <table:table-cell office:value-type="string">
            <text:p>შრიფტ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ka</text:p>
          </table:table-cell>
          <table:table-cell office:value-type="string">
            <text:p>დამატებითი შრიფტები %PRODUCTNAME და სხვა პროგრამებისთვის.</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ka</text:p>
          </table:table-cell>
          <table:table-cell office:value-type="string">
            <text:p>SVG იმპორტი</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ka</text:p>
          </table:table-cell>
          <table:table-cell office:value-type="string">
            <text:p>SVG იმპორტის მხარდაჭერა</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მომხმარებლის სახელმძღვანელო</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ka</text:p>
          </table:table-cell>
          <table:table-cell office:value-type="string">
            <text:p>პროგრამის აგებაში წვლილი მიუძღვის OxygenOffice გუნდს. მადლობებისთვის მოინახულეთ: <text:a xlink:href="http://www.openoffice.org/welcome/credits.html">http://www.openoffice.org/welcome/credits.html</text:a></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ka</text:p>
          </table:table-cell>
          <table:table-cell office:value-type="string">
            <text:p>Optimalizáló 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ka</text:p>
          </table:table-cell>
          <table:table-cell office:value-type="string">
            <text:p>Model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ka</text:p>
          </table:table-cell>
          <table:table-cell office:value-type="string">
            <text:p>Eredmény</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ka</text:p>
          </table:table-cell>
          <table:table-cell office:value-type="string">
            <text:p>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ka</text:p>
          </table:table-cell>
          <table:table-cell office:value-type="string">
            <text:p>Max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ka</text:p>
          </table:table-cell>
          <table:table-cell office:value-type="string">
            <text:p>Min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ka</text:p>
          </table:table-cell>
          <table:table-cell office:value-type="string">
            <text:p>Megváltoztatandó cellá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ka</text:p>
          </table:table-cell>
          <table:table-cell office:value-type="string">
            <text:p>Kényszerítő tényező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ka</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ka</text:p>
          </table:table-cell>
          <table:table-cell office:value-type="string">
            <text:p>Cellahivatkoz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ka</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ka</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ka</text:p>
          </table:table-cell>
          <table:table-cell office:value-type="string">
            <text:p>Még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ka</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ka</text:p>
          </table:table-cell>
          <table:table-cell office:value-type="string">
            <text:p>Hozzáa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ka</text:p>
          </table:table-cell>
          <table:table-cell office:value-type="string">
            <text:p>Módosí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ka</text:p>
          </table:table-cell>
          <table:table-cell office:value-type="string">
            <text:p>Törl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ka</text:p>
          </table:table-cell>
          <table:table-cell office:value-type="string">
            <text:p>Megol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ka</text:p>
          </table:table-cell>
          <table:table-cell office:value-type="string">
            <text:p>Alapállapo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ka</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ka</text:p>
          </table:table-cell>
          <table:table-cell office:value-type="string">
            <text:p>Ment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ka</text:p>
          </table:table-cell>
          <table:table-cell office:value-type="string">
            <text:p>Megnyi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ka</text:p>
          </table:table-cell>
          <table:table-cell office:value-type="string">
            <text:p>Bezár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ka</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ka</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ka</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ka</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ka</text:p>
          </table:table-cell>
          <table:table-cell office:value-type="string">
            <text:p>Általános kivételi hib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ka</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ka</text:p>
          </table:table-cell>
          <table:table-cell office:value-type="string">
            <text:p>Nincsen megadva 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ka</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ka</text:p>
          </table:table-cell>
          <table:table-cell office:value-type="string">
            <text:p>Lineáris modell alkalmazás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ka</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ka</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ka</text:p>
          </table:table-cell>
          <table:table-cell office:value-type="string">
            <text:p>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ka</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3:58</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33:30</meta:creation-date>
    <dc:creator>AgentK</dc:creator>
    <dc:date>2008-03-15T17:13:58</dc:date>
    <meta:editing-cycles>3</meta:editing-cycles>
    <meta:editing-duration>PT3M18S</meta:editing-duration>
    <meta:user-defined meta:name="Info 1"/>
    <meta:user-defined meta:name="Info 2"/>
    <meta:user-defined meta:name="Info 3"/>
    <meta:user-defined meta:name="Info 4"/>
    <meta:document-statistic meta:table-count="1" meta:cell-count="1636"/>
  </office:meta>
</office:document-meta>
</file>